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top="0cm" fo:margin-bottom="0.247cm" style:contextual-spacing="false" fo:line-height="115%" fo:keep-with-next="always"/>
    </style:style>
    <style:style style:name="P2" style:family="paragraph" style:parent-style-name="Heading_20_2">
      <style:paragraph-properties fo:margin-top="0cm" fo:margin-bottom="0.247cm" style:contextual-spacing="false" fo:line-height="115%"/>
    </style:style>
    <style:style style:name="P3" style:family="paragraph" style:parent-style-name="Horizontal_20_Line">
      <style:paragraph-properties fo:margin-top="0cm" fo:margin-bottom="0.247cm" style:contextual-spacing="false" fo:line-height="1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ccessibleHub Presentation Script </text:h>
      <text:p text:style-name="Text_20_body"/>
      <text:h text:style-name="P1" text:outline-level="2"><text:span text:style-name="Strong_20_Emphasis">Slide 1: Title Slide (45 seconds)</text:span></text:h>
      <text:p text:style-name="Text_20_body">Good morning, Professor Gaggi and committee members. I'm Gabriel Rovesti, presenting my master's thesis research "AccessibleHub - Bridging the gap between guidelines and implementation."</text:p>
      <text:p text:style-name="Text_20_body">This research addresses a fundamental problem in mobile accessibility: the systematic absence of quantitative frameworks for measuring implementation costs across development platforms. While WCAG 2.2 provides comprehensive theoretical guidance, developers lack empirical data for framework selection and project planning when accessibility is prioritized.</text:p>
      <text:p text:style-name="Text_20_body">What you'll see today is AccessibleHub - a complete React Native educational platform that simultaneously serves as the first formal quantitative research framework for measuring accessibility implementation costs through systematic cross-platform comparison.</text:p>
      <text:p text:style-name="Horizontal_20_Line"/>
      <text:h text:style-name="P2" text:outline-level="2"><text:span text:style-name="Strong_20_Emphasis">Slide 2: "First and not least: Mobile accessibility"</text:span> (1.5 minutes)</text:h>
      <text:p text:style-name="Text_20_body">Before diving into our research framework, we must establish the fundamental importance of mobile accessibility in today's digital landscape. Accessibility is defined as the ability for users to fully perceive, understand, navigate, and interact with digital content regardless of their capabilities.</text:p>
      <text:p text:style-name="Text_20_body">The mobile reality makes this more critical than ever. We have 1.3 billion people worldwide living with disabilities according to WHO 2023 data. Simultaneously, we're in a mobile-first era with 6.8 billion smartphone users globally. This intersection creates an unprecedented scale of potential impact for accessibility implementation.</text:p>
      <text:p text:style-name="Text_20_body">However, mobile interfaces introduce new accessibility barriers that didn't exist in traditional web contexts. Touch-based interactions, gesture requirements, limited screen real estate, and platform-specific assistive technologies create complexity that existing web accessibility frameworks weren't designed to address comprehensively.</text:p>
      <text:p text:style-name="Text_20_body">This is why we need systematic, quantitative approaches to mobile accessibility implementation - the scale of impact demands evidence-based development practices rather than intuitive approaches.</text:p>
      <text:p text:style-name="P3"/>
      <text:h text:style-name="P2" text:outline-level="2"><text:span text:style-name="Strong_20_Emphasis">Slide 3: "First and not least: Mobile challenges"</text:span> (1.5 minutes)</text:h>
      <text:p text:style-name="Text_20_body">Mobile accessibility presents unique technical challenges that fundamentally differ from web accessibility implementation, requiring specialized frameworks and measurement approaches.</text:p>
      <text:p text:style-name="Text_20_body">Touch interaction barriers create immediate implementation complexity. Target sizes lack standardization across platforms and often fall below accessibility guidelines, requiring developers to balance interface design with usability requirements. Complex gestures may exclude users with <text:soft-page-break/>motor impairments, necessitating alternative interaction methods. One-handed operation limitations affect a significant portion of mobile users, including those with temporary or permanent motor constraints.</text:p>
      <text:p text:style-name="Text_20_body">Mobile context issues introduce additional implementation considerations. Small screens fundamentally affect content hierarchy and information architecture, requiring careful prioritization of accessibility features within limited interface space. Orientation changes can disrupt navigation patterns and screen reader focus management, demanding robust responsive accessibility implementation. Performance impact becomes critical as accessibility features must function effectively while maintaining battery efficiency and processing optimization.</text:p>
      <text:p text:style-name="Text_20_body">These challenges demonstrate why mobile accessibility cannot simply adapt web accessibility approaches - it requires dedicated frameworks, specific implementation patterns, and crucially, quantitative metrics for measuring implementation effectiveness across different mobile development platforms.</text:p>
      <text:p text:style-name="Text_20_body">This complexity justifies our systematic research approach to measuring and comparing accessibility implementation costs across React Native and Flutter frameworks.</text:p>
      <text:p text:style-name="Horizontal_20_Line"/>
      <text:h text:style-name="P2" text:outline-level="2"><text:span text:style-name="Strong_20_Emphasis">Slide 4: "Accessibility guidelines gap"</text:span> (2 minutes)</text:h>
      <text:p text:style-name="Text_20_body">Here's where we encounter the first fundamental problem that motivated this entire research. We have excellent theoretical foundations, but they're systematically failing to serve mobile developers in practice.</text:p>
      <text:p text:style-name="Text_20_body">Let's examine our current standards landscape. WCAG 2.2, released in 2023, provides four principles and three conformance levels - but it remains fundamentally web-focused in its examples and implementation guidance. MCAG from 2015 attempted mobile adaptation, but it was based on WCAG 2.0, missing crucial criteria from 2.1 and 2.2 that specifically address mobile interaction patterns. WCAG2Mobile, introduced in 2025, offers recent mobile guidance, but crucially provides only interpretations - not implementation frameworks.</text:p>
      <text:p text:style-name="Text_20_body">This creates three cascading problems that directly impact development practice. First, we have an outdated foundation - MCAG lacks the mobile-specific criteria from WCAG 2.1 and 2.2 that address touch targets, orientation requirements, and gesture alternatives. These aren't minor gaps; they're fundamental missing pieces for modern mobile accessibility.</text:p>
      <text:p text:style-name="Text_20_body">Second, there's a massive implementation void. None of these standards provide practical frameworks for mobile developers. They tell you what to achieve but not how to achieve it in React Native versus Flutter, or what the relative costs are for different approaches.</text:p>
      <text:p text:style-name="Text_20_body">Third, knowledge fragmentation has become endemic. Resources are scattered across documentation sites, blog posts, and community forums, with unclear cost implications and no systematic comparison methodologies.</text:p>
      <text:p text:style-name="Text_20_body">The result is that mobile developers fundamentally lack comprehensive accessibility implementation guidance, forcing them to piece together approaches without understanding trade-offs or implementation costs.</text:p>
      <text:p text:style-name="P3"/>
      <text:h text:style-name="P2" text:outline-level="2"><text:soft-page-break/><text:span text:style-name="Strong_20_Emphasis">Slide 5: "Platform implementation gap"</text:span> (2.5 minutes)</text:h>
      <text:p text:style-name="Text_20_body">Now we reach the technical complexity that makes systematic measurement so critical. The platform fragmentation in mobile accessibility is genuinely staggering and creates implementation challenges that simply don't exist in web development.</text:p>
      <text:p text:style-name="Text_20_body">Consider the platform differences we're dealing with. iOS implements VoiceOver with its unique gesture system - three-finger swipes, rotor navigation, and specific announcement patterns. It includes Voice Control for users who can't perform touch gestures, and Switch Control for alternative navigation methods. Android provides TalkBack with completely different gesture patterns - two-finger scrolling, different focus management, and distinct announcement behaviors. It includes Switch Access and keyboard navigation that behaves fundamentally differently than iOS equivalents.</text:p>
      <text:p text:style-name="Text_20_body">These aren't minor variations - they're architecturally different approaches to accessibility that require different implementation strategies.</text:p>
      <text:p text:style-name="Text_20_body">Frameworks attempt to bridge this complexity through divergent architectural philosophies. Flutter takes the unified approach - it constructs a single accessibility tree that gets translated to platform-specific implementations through what they call a platform adaptation layer. This sounds elegant in theory, but in practice, it means accessibility issues can be obscured by abstraction layers, making debugging and optimization more complex.</text:p>
      <text:p text:style-name="Text_20_body">React Native chooses the opposite philosophy - platform-specific accessibility props that map directly to native APIs through bridge architecture. This maintains platform-native behavior but requires developers to understand platform differences explicitly.</text:p>
      <text:p text:style-name="Text_20_body">Here's where Matteo Budai's research becomes crucial for understanding the scope of this problem. Budai conducted systematic Flutter component accessibility testing and documented the fragmented knowledge landscape. His work demonstrated that while Flutter widgets show promise for accessibility, developers lack systematic guidance for comprehensive implementation.</text:p>
      <text:p text:style-name="Text_20_body">But Budai's research revealed the critical gap that defines our research space: no comprehensive learning resource bridges platforms with quantitative implementation cost analysis. Developers are left making framework choices without understanding accessibility implications, implementation overhead, or cross-platform consistency trade-offs.</text:p>
      <text:p text:style-name="P3"/>
      <text:h text:style-name="P2" text:outline-level="2"><text:span text:style-name="Strong_20_Emphasis">Slide 6: "AccessibleHub - Bridging the gap"</text:span> (2.5 minutes)</text:h>
      <text:p text:style-name="Text_20_body">This brings us to how AccessibleHub directly addresses these systematic gaps through a dual methodology that serves both immediate practical needs and rigorous research requirements.</text:p>
      <text:p text:style-name="Text_20_body">I structured the investigation around three research questions that operationalize the core challenges we've just discussed. RQ1 asks whether React Native components are accessible by default - this isn't just academic curiosity, it's fundamental project planning information. If 40% of components work out of the box versus 10%, that dramatically changes development timelines and resource allocation.</text:p>
      <text:p text:style-name="Text_20_body"><text:soft-page-break/>RQ2 examines whether non-accessible components can be made accessible - this validates framework capabilities and identifies potential limitations or complexity barriers that might make certain accessibility features impractical or prohibitively expensive to implement.</text:p>
      <text:p text:style-name="Text_20_body">RQ3 quantifies implementation cost through code overhead analysis - this transforms the abstract question "how much will accessibility cost?" into empirical data that project managers can use for sprint planning and resource estimation.</text:p>
      <text:p text:style-name="Text_20_body">But here's what makes this research methodology innovative: AccessibleHub isn't just a tool for generating research data. It's a complete React Native application tested on both Android and iOS that serves as an interactive accessibility manual for mobile developers. Every screen becomes a controlled case study that simultaneously solves real developer problems while generating measurable data.</text:p>
      <text:p text:style-name="Text_20_body">When developers use AccessibleHub to learn button accessibility implementation, they're accessing the results of systematic measurement showing exactly how many lines of code, what complexity factors, and which WCAG criteria are involved. When they explore framework comparisons, they're using an interactive tool that implements formal evaluation methodologies with empirical validation.</text:p>
      <text:p text:style-name="Text_20_body">This creates unprecedented alignment between research rigor and practical utility. The educational platform bridging theory to practice isn't separate from the research - it IS the research, generating empirical data while solving the systematic knowledge fragmentation that Budai identified in his work.</text:p>
      <text:p text:style-name="Text_20_body">The result is the first comprehensive toolkit for implementing accessibility in React Native, built on formal quantitative analysis rather than anecdotal guidance or subjective complexity assessment.</text:p>
      <text:p text:style-name="Horizontal_20_Line"/>
      <text:h text:style-name="P2" text:outline-level="2"><text:span text:style-name="Strong_20_Emphasis">Slide 7: "AccessibleHub - Overview"</text:span> (3 minutes)</text:h>
      <text:p text:style-name="Text_20_body">Now let me show you how AccessibleHub operationalizes this research through its comprehensive five-section architecture, where each component serves dual educational and research functions through systematic measurement.</text:p>
      <text:p text:style-name="Text_20_body"><text:span text:style-name="Strong_20_Emphasis">Accessible Components</text:span> forms the practical foundation - developers access over 20 UI implementation patterns with complete, copyable code examples. But here's what makes this research-grade rather than just documentation: every single pattern generates precise Implementation Overhead measurements. When developers view button accessibility implementation, they're seeing the results of systematic analysis showing that basic button accessibility requires exactly 12 lines in React Native with 13.3% overhead and Low complexity classification. This isn't estimated - it's measured through formal line-of-code analysis.</text:p>
      <text:p text:style-name="Text_20_body"><text:span text:style-name="Strong_20_Emphasis">Best Practices</text:span> directly attacks the WCAG abstraction problem we discussed. Instead of abstract guidance like "ensure proper heading structure," developers see the exact implementation: <text:span text:style-name="Source_20_Text">accessibilityRole="header"</text:span> with specific WCAG 2.2 criteria mapping to Success Criterion 2.4.6. Each example feeds into our Complexity Impact Factor analysis, systematically measuring nesting depth, property requirements, and dependency complexity across implementation patterns.</text:p>
      <text:p text:style-name="Text_20_body"><text:soft-page-break/><text:span text:style-name="Strong_20_Emphasis">Tools &amp; Settings</text:span> creates our comprehensive testing methodology documentation while establishing the empirical foundation for Screen Reader Support Score calculation. This documents our complete testing protocol: iPhone 14 with iOS 16 using VoiceOver, Google Pixel 7 with Android 15 using TalkBack, with systematic evaluation across five criteria categories using validated 5-point Likert scaling with independent verification.</text:p>
      <text:p text:style-name="Text_20_body"><text:span text:style-name="Strong_20_Emphasis">Framework Comparison</text:span> operationalizes our complete research methodology into an interactive analysis tool implementing the formal evaluation pipeline. Users can explore Component Accessibility Score calculations, real-time Implementation Overhead comparisons, and WCAG Compliance Ratio assessment based on our empirical testing data across both frameworks.</text:p>
      <text:p text:style-name="Text_20_body"><text:span text:style-name="Strong_20_Emphasis">Instruction &amp; Community</text:span> addresses accessibility's inherently collaborative nature while providing systematic knowledge transfer methodologies for development teams.</text:p>
      <text:p text:style-name="Text_20_body">The research innovation emerges from comprehensive metric generation: I tested over 20 components with both major screen readers, producing cross-platform validation data with measurable platform variance metrics. React Native demonstrates 0.5 platform variance versus Flutter's 1.0, indicating superior cross-platform consistency through systematic measurement rather than anecdotal observation.</text:p>
      <text:p text:style-name="Text_20_body">This dual methodology ensures immediate practical impact while maintaining rigorous academic standards through formal metric validation and reproducible testing protocols.</text:p>
      <text:p text:style-name="P3"/>
      <text:h text:style-name="P2" text:outline-level="2"><text:span text:style-name="Strong_20_Emphasis">Slide 8: "Systematic analysis approach"</text:span> (2 minutes)</text:h>
      <text:p text:style-name="Text_20_body">Here's the methodological innovation that makes this research possible - what I call the systematic solution to the "WCAG transformation problem."</text:p>
      <text:p text:style-name="Text_20_body">The challenge is fundamental: WCAG guidelines exist at a level of abstraction that makes direct implementation nearly impossible. Look at this workflow table - it shows exactly how I bridge that gap systematically.</text:p>
      <text:p text:style-name="Text_20_body">Layer one establishes the theoretical foundation - WCAG abstract principles like "Content must be perceivable." This is where current guidance typically stops, leaving developers to figure out implementation independently.</text:p>
      <text:p text:style-name="Text_20_body">Layer two translates these principles into framework-specific implementation patterns. Success Criterion 1.1.1 becomes concrete React Native code: <text:span text:style-name="Source_20_Text">accessibilityLabel="Save document"</text:span>. This isn't just example code - it's systematically validated implementation that I've tested across both platforms.</text:p>
      <text:p text:style-name="Text_20_body">Layer three generates quantified metrics through formal calculation methodologies. That same button implementation produces measurable 13.3% overhead through our Implementation Overhead analysis, with complexity classification and empirical screen reader testing scores.</text:p>
      <text:p text:style-name="Text_20_body">Layer four synthesizes all empirical data into the educational platform, creating the feedback loop where research findings directly inform developer guidance.</text:p>
      <text:p text:style-name="Text_20_body">The basic workflow demonstrates how this enables data-driven accessibility decisions: Abstract WCAG principles transform into Implementation Patterns, which generate Quantified Metrics, <text:soft-page-break/>which populate our Educational Platform. Each stage builds on systematic measurement rather than subjective assessment.</text:p>
      <text:p text:style-name="Text_20_body">This approach moves beyond anecdotal complexity evaluation to empirical comparison. Instead of saying "Flutter feels more complex," I can demonstrate that Flutter requires 119% more code for equivalent accessibility implementations, with complexity factors consistently rating higher across all component categories through formal CIF calculation methodology.</text:p>
      <text:p text:style-name="Text_20_body">The systematic nature ensures reproducibility and enables ongoing framework evaluation as platforms evolve.</text:p>
      <text:p text:style-name="P3"/>
      <text:h text:style-name="P2" text:outline-level="2"><text:span text:style-name="Strong_20_Emphasis">Slide 9: "Systematic analysis - Example (1)"</text:span> (2.5 minutes)</text:h>
      <text:p text:style-name="Text_20_body">Now let me show you exactly how this systematic methodology works in practice through concrete examples from the AccessibleHub implementation. These screenshots demonstrate the methodology applied to real interface components with measurable results.</text:p>
      <text:p text:style-name="Text_20_body">What you're seeing here is the Components screen - both the top and bottom sections that provide comprehensive accessibility implementation guidance. But more importantly, this represents systematic case study analysis where every element undergoes identical evaluation methodology.</text:p>
      <text:p text:style-name="Text_20_body">Here's how the systematic approach works in practice: I map each interface component to specific WCAG 2.2 criteria, document implementation patterns with executable code, and generate quantitative metrics through formal calculation pipelines. The "Buttons &amp; Touchables" section, for example, isn't just educational content - it's the result of systematic measurement showing that essential button accessibility requires specific semantic roles, proper sizing, and haptic feedback implementation.</text:p>
      <text:p text:style-name="Text_20_body">The complexity classification system becomes concrete here. "Essential" components like buttons require basic accessibility properties with Low complexity impact. "Complex" components like form controls require state management, error handling, and validation feedback with Medium complexity classification. "Advanced" components like modal dialogs require focus management, proper announcement sequences, and navigation coordination with High complexity factors.</text:p>
      <text:p text:style-name="Text_20_body">This systematic analysis reveals patterns invisible to anecdotal evaluation. Media content components and loading navigation components both require similar accessibility overhead despite very different visual complexity. Both implement comprehensive labeling, both require proper semantic structure, and both achieve similar WCAG compliance levels through different implementation approaches.</text:p>
      <text:p text:style-name="Text_20_body">The key insight from systematic analysis: accessibility complexity correlates with interaction patterns rather than visual design complexity. A sophisticated visual interface with simple interactions requires minimal accessibility work. A basic interface with complex form validation requires substantial accessibility implementation effort.</text:p>
      <text:p text:style-name="Text_20_body">Every component you see here represents controlled measurement generating empirical data about implementation costs, complexity factors, and cross-platform compatibility that feeds directly into our comparative framework analysis.</text:p>
      <text:p text:style-name="P3"/>
      <text:h text:style-name="P2" text:outline-level="2"><text:soft-page-break/><text:span text:style-name="Strong_20_Emphasis">Slide 10: "Systematic analysis - Example (2)"</text:span> (2.5 minutes)</text:h>
      <text:p text:style-name="Text_20_body">This slide shows the detailed empirical foundation underlying our systematic methodology - these are the actual measurement tables that generate our quantitative findings.</text:p>
      <text:p text:style-name="Text_20_body">Table 3.5 demonstrates component-criteria mapping with WCAG2Mobile considerations. Look at this ScrollView Container analysis: it maps to WCAG 2.2 Success Criteria 2.1.1 Keyboard and 2.4.3 Focus Order, but WCAG2Mobile considerations include screen-based navigation patterns and touch-based scrolling alternatives. The implementation properties show exactly what's required: <text:span text:style-name="Source_20_Text">accessibilityRole="scrollview"</text:span> and <text:span text:style-name="Source_20_Text">accessibilityLabel="Accessibility Components Screen"</text:span>. This isn't theoretical - this is the actual implementation I tested and measured.</text:p>
      <text:p text:style-name="Text_20_body">Table 3.6 shows empirical screen reader testing with WCAG2Mobile focus. The Screen Title test case demonstrates systematic validation: VoiceOver announces "Accessibility Components, heading" and TalkBack announces the same, with WCAG2Mobile considerations noting that Success Criteria 1.3.1 and 2.4.6 are interpreted for screens instead of web pages. This represents real device testing with actual screen readers, not simulated or theoretical analysis.</text:p>
      <text:p text:style-name="Text_20_body">Table 3.7 provides the quantified implementation overhead data that enables our comparative analysis. Semantic Roles require 15 lines of code representing 2.6% of total code with Low complexity impact. Descriptive Labels require 28 lines representing 4.9% of total code with Medium complexity impact. These aren't estimates - these are measured values from systematic implementation analysis.</text:p>
      <text:p text:style-name="Text_20_body">This is exactly how I conducted the research throughout the thesis: every component, every screen, every accessibility feature undergoes this identical systematic analysis. Component inventory mapping to WCAG criteria, empirical screen reader testing across both platforms, and quantitative overhead measurement through formal line-of-code analysis.</text:p>
      <text:p text:style-name="Text_20_body">The systematic approach reveals implementation patterns that anecdotal analysis would miss. It enables direct comparison between frameworks because I'm applying identical measurement methodologies. Most importantly, it transforms subjective accessibility assessment into reproducible, empirical analysis that can guide evidence-based framework selection and project planning decisions.</text:p>
      <text:p text:style-name="Text_20_body">This methodology scales across the entire application, generating the comprehensive dataset that supports our research conclusions with measurable evidence rather than subjective interpretation.</text:p>
      <text:h text:style-name="P2" text:outline-level="2"><text:span text:style-name="Strong_20_Emphasis">Slide 11: "Accessibility implementation costs"</text:span> (4 minutes)</text:h>
      <text:p text:style-name="Text_20_body">Now we reach what I consider the most practically transformative finding of this entire research - the first comprehensive quantitative assessment of accessibility implementation costs that fundamentally changes how we should approach project planning and resource allocation.</text:p>
      <text:p text:style-name="Text_20_body">The key finding that accessibility implementation requires 12-23% additional code across component types might sound modest, but it represents a revolution in predictability. For the first time, project managers can budget accessibility implementation with empirical data rather than fear-based estimates or complete uncertainty.</text:p>
      <text:p text:style-name="Text_20_body"><text:soft-page-break/>Let me walk you through what these numbers actually mean and why the progression matters so much. <text:span text:style-name="Strong_20_Emphasis">Media components</text:span> at 12.7% overhead with Low complexity represent the accessibility implementation baseline. The primary contributors - alternative text and captions - are essentially metadata additions that don't require behavioral logic changes. You're adding descriptive properties to existing functionality, which explains why this stays at the low end of our overhead spectrum.</text:p>
      <text:p text:style-name="Text_20_body"><text:span text:style-name="Strong_20_Emphasis">Buttons</text:span> jump to 13.3% overhead, and this is where accessibility implementation starts becoming architecturally meaningful. The primary contributors - semantic roles and labels - sound simple, but they require understanding component context and purpose. A button isn't just clickable; it needs to announce its function, current state, and relationship to surrounding interface elements across both VoiceOver and TalkBack with consistent behavior.</text:p>
      <text:p text:style-name="Text_20_body"><text:span text:style-name="Strong_20_Emphasis">Dialogs</text:span> reach 16.2% with Medium complexity, and here's where we see accessibility implementation becoming genuinely sophisticated. Focus management becomes critical - when a modal opens, screen readers need proper focus transfer, clear purpose announcement, and logical navigation patterns back to underlying content. You're orchestrating complex behavioral sequences that work consistently across platforms.</text:p>
      <text:p text:style-name="Text_20_body"><text:span text:style-name="Strong_20_Emphasis">Forms</text:span> hit 21.5% overhead, representing the most complex accessibility implementation category in typical mobile applications. The primary contributors - state management and error handling - require substantial additional logic. You're not just labeling inputs; you're managing validation feedback that works with assistive technology, field relationship communication, and comprehensive form workflow accessibility that guides users through complex interactions successfully.</text:p>
      <text:p text:style-name="Text_20_body"><text:span text:style-name="Strong_20_Emphasis">Advanced components</text:span> cap at 22.7% with High complexity. These represent custom gesture handlers, innovative navigation patterns, or interface designs that don't map to standard accessibility patterns. The complexity stems from building accessibility behavior from first principles rather than leveraging framework defaults.</text:p>
      <text:p text:style-name="Text_20_body">But here's the critical insight that makes all this actionable: even the most complex components stay under 25% overhead. This isn't the 2x or 3x cost increase that developers fear when they hear "accessibility requirements." It's significant but manageable overhead for substantial usability improvements that benefit everyone, not just users with disabilities.</text:p>
      <text:p text:style-name="Text_20_body">The correlation between interaction complexity and implementation cost reflects accessibility's fundamental nature - it's about making interactions comprehensible and usable, which naturally correlates with interaction sophistication rather than visual design complexity.</text:p>
      <text:h text:style-name="P2" text:outline-level="2"><text:span text:style-name="Strong_20_Emphasis">Slide 12: "Formal evaluation metrics"</text:span> (2 minutes)</text:h>
      <text:p text:style-name="Text_20_body">The methodological foundation that enables all our systematic comparison rests on five formal metrics that operationalize accessibility assessment through rigorous mathematical frameworks and empirical validation protocols. This represents the first evidence-based methodology for quantifying mobile accessibility implementation across frameworks.</text:p>
      <text:p text:style-name="Text_20_body"><text:span text:style-name="Strong_20_Emphasis">Implementation Overhead (IMO)</text:span> provides direct code cost measurement through systematic lines-of-code analysis for functionally equivalent implementations. This metric transforms the abstract question "how much will accessibility cost?" into concrete data: form components require <text:soft-page-break/>21.5% additional code with medium complexity classification, enabling accurate sprint planning and resource allocation with empirical rather than estimated data.</text:p>
      <text:p text:style-name="Text_20_body"><text:span text:style-name="Strong_20_Emphasis">Screen Reader Support Score (SRSS)</text:span> implements systematic Likert scaling through comprehensive empirical testing. I use VoiceOver on iPhone 14 with iOS 16 and TalkBack on Google Pixel 7 with Android 15, evaluating five criteria categories - navigation, gestures, labels, forms, and alerts. Each evaluation includes independent validation by two accessibility specialists with consensus resolution for discrepancies, ensuring measurement reliability and reproducibility.</text:p>
      <text:p text:style-name="Text_20_body"><text:span text:style-name="Strong_20_Emphasis">WCAG Compliance Ratio (WCR)</text:span> measures conformance through systematic evaluation against applicable WCAG 2.2 success criteria using the calculation: WCR = (Number of satisfied criteria / Total applicable criteria) × 100%. Results aggregate by WCAG principle - Perceivable, Operable, Understandable, Robust - enabling identification of specific framework strengths and limitations rather than just overall compliance scores.</text:p>
      <text:p text:style-name="Text_20_body"><text:span text:style-name="Strong_20_Emphasis">Complexity Impact Factor (CIF)</text:span> quantifies implementation difficulty through formal calculation incorporating weighted factors for nesting depth, dependency requirements, and property count. This moves beyond simple line-counting to capture the cognitive load and structural complexity that impact long-term maintainability and developer experience.</text:p>
      <text:p text:style-name="Text_20_body"><text:span text:style-name="Strong_20_Emphasis">Development Time Estimation (DTE)</text:span> translates technical metrics into business planning data through controlled time measurement with complexity adjustments, providing realistic estimates for project planning that account for both implementation effort and learning curve factors.</text:p>
      <text:p text:style-name="Text_20_body">These metrics collectively transform accessibility from an unknown cost variable into a measurable, plannable development component with predictable overhead patterns and complexity profiles.</text:p>
      <text:h text:style-name="P2" text:outline-level="2"><text:span text:style-name="Strong_20_Emphasis">Slide 14: "Framework comparison"</text:span> (2.5 minutes)</text:h>
      <text:p text:style-name="Text_20_body">This brings us to the definitive empirical comparison that answers our core research questions through systematic measurement across multiple evaluation dimensions. The architectural differences between frameworks create measurably different developer experiences and implementation costs.</text:p>
      <text:p text:style-name="Text_20_body">The fundamental architectural distinction drives all our findings. React Native implements a <text:span text:style-name="Strong_20_Emphasis">property-based model</text:span> where accessibility features integrate directly into existing components through properties like <text:span text:style-name="Source_20_Text">accessibilityLabel</text:span> and <text:span text:style-name="Source_20_Text">accessibilityRole</text:span>. Flutter uses a <text:span text:style-name="Strong_20_Emphasis">widget-based approach</text:span> requiring explicit <text:span text:style-name="Source_20_Text">Semantics</text:span> wrappers that create additional structural layers in the component hierarchy.</text:p>
      <text:p text:style-name="Text_20_body">Now let's examine what systematic measurement reveals about these architectural differences. <text:span text:style-name="Strong_20_Emphasis">Implementation Overhead</text:span> shows React Native requiring 45% less code than Flutter baseline - this isn't marginal difference, it's substantial impact on development velocity. When a React Native accessibility implementation takes 15 lines, the equivalent Flutter implementation averages 26 lines. This difference compounds across large applications with hundreds of components requiring accessibility implementation.</text:p>
      <text:p text:style-name="Text_20_body"><text:span text:style-name="Strong_20_Emphasis">Screen Reader Support</text:span> demonstrates React Native achieving 4.2/5 versus Flutter's 3.8/5 through systematic testing across both platforms. More importantly, React Native shows superior cross-platform consistency with 0.5 platform variance compared to Flutter's 1.0 variance, indicating more predictable behavior between iOS and Android implementations.</text:p>
      <text:p text:style-name="Text_20_body"><text:soft-page-break/><text:span text:style-name="Strong_20_Emphasis">Default Accessibility</text:span> reveals React Native providing 38% baseline accessibility versus Flutter's 32%. While both require substantial developer intervention, React Native provides more functionality out-of-box, reducing initial implementation burden.</text:p>
      <text:p text:style-name="Text_20_body">The <text:span text:style-name="Strong_20_Emphasis">Decision Factor</text:span> column transforms these technical metrics into practical guidance. Implementation Overhead impacts development speed - teams choosing React Native can implement comprehensive accessibility features faster. Screen Reader Support affects user experience quality - React Native provides more reliable assistive technology integration. Architecture differences impact code complexity and long-term maintainability patterns.</text:p>
      <text:p text:style-name="Text_20_body">The <text:span text:style-name="Strong_20_Emphasis">Learning Curve</text:span> comparison reveals React Native's moderate versus Flutter's steep accessibility learning curve, particularly affecting team onboarding and knowledge transfer when accessibility expertise must scale across development teams.</text:p>
      <text:p text:style-name="Text_20_body">These empirical findings enable evidence-based framework selection: React Native optimizes for development speed, web accessibility experience, and rapid implementation cycles. Flutter provides advantages for complex custom components, long-term maintenance teams, and applications requiring granular accessibility behavior control that justifies higher implementation overhead.</text:p>
      <text:h text:style-name="P2" text:outline-level="2"><text:span text:style-name="Strong_20_Emphasis">Slide 15: "Framework comparison results (1)"</text:span> (3 minutes)</text:h>
      <text:p text:style-name="Text_20_body">Now we reach the detailed empirical findings that provide definitive answers to our research questions through systematic component-level analysis. This table represents months of systematic measurement across equivalent implementations, and the patterns that emerge fundamentally change how we should think about framework selection for accessibility-focused development.</text:p>
      <text:p text:style-name="Text_20_body">Let me walk you through what these numbers reveal about the architectural differences we discussed earlier. <text:span text:style-name="Strong_20_Emphasis">Text Language</text:span> implementation shows the most dramatic disparity - React Native provides this functionality by default through the <text:span text:style-name="Source_20_Text">accessibilityLanguage</text:span> property, while Flutter requires manual implementation with 200% code overhead. This isn't just about convenience; it reflects fundamentally different design philosophies. React Native's property-based model includes language support as a core accessibility feature, while Flutter's widget-based approach requires explicit <text:span text:style-name="Source_20_Text">AttributedString</text:span> and <text:span text:style-name="Source_20_Text">LocaleStringAttribute</text:span> construction.</text:p>
      <text:p text:style-name="Text_20_body"><text:span text:style-name="Strong_20_Emphasis">Headings</text:span> require manual implementation in both frameworks, but Flutter still shows 57% more code overhead. Both frameworks require developers to explicitly declare semantic heading structure, but React Native achieves this through simple <text:span text:style-name="Source_20_Text">accessibilityRole="header"</text:span> assignment, while Flutter requires <text:span text:style-name="Source_20_Text">Semantics</text:span> wrapper widgets with explicit header declarations. The screen reader support scores reveal React Native achieving 4.3 versus Flutter's 4.0 - both excellent, but React Native provides more consistent cross-platform behavior.</text:p>
      <text:p text:style-name="Text_20_body"><text:span text:style-name="Strong_20_Emphasis">Form Fields</text:span> demonstrate 53% overhead difference with particularly interesting screen reader support patterns. React Native scores 4.0 while Flutter achieves 3.8, but more importantly, the implementation approaches differ significantly. React Native's form accessibility integrates directly with existing input components, while Flutter requires additional wrapper widgets that can complicate form state management and validation workflows.</text:p>
      <text:p text:style-name="Text_20_body"><text:span text:style-name="Strong_20_Emphasis">Custom Gestures</text:span> show the smallest gap at 27% overhead, and this reveals something crucial: both frameworks struggle equally with complex interaction accessibility. The screen reader scores - <text:soft-page-break/>React Native 3.8, Flutter 3.2 - are the lowest in our entire analysis, indicating that custom gesture accessibility represents a universal challenge requiring framework-level improvements rather than better implementation patterns.</text:p>
      <text:p text:style-name="Text_20_body">The <text:span text:style-name="Strong_20_Emphasis">Overall</text:span> metrics provide the summary that transforms individual component analysis into practical guidance. React Native achieves 38% default accessibility versus Flutter's 32%, while requiring 119% less code overall. The screen reader consistency - React Native 4.2 versus Flutter 3.8 - reflects more reliable assistive technology integration across platforms.</text:p>
      <text:p text:style-name="Text_20_body">These patterns reveal that architectural differences create measurable developer experience and user experience differences that compound across large applications with comprehensive accessibility requirements.</text:p>
      <text:p text:style-name="P3"/>
      <text:h text:style-name="P2" text:outline-level="2"><text:span text:style-name="Strong_20_Emphasis">Slide 16: "Framework comparison results (2)"</text:span> (2.5 minutes)</text:h>
      <text:p text:style-name="Text_20_body">This consolidated analysis transforms our detailed component findings into actionable framework selection guidance through systematic metric comparison across the most critical evaluation dimensions.</text:p>
      <text:p text:style-name="Text_20_body">The <text:span text:style-name="Strong_20_Emphasis">Default Accessibility</text:span> finding - React Native's 6% advantage at 38% versus 32% - might seem modest, but it represents measurably less initial implementation work. More importantly, both frameworks demonstrate that accessibility-by-default remains largely mythical, requiring substantial developer intervention regardless of framework choice.</text:p>
      <text:p text:style-name="Text_20_body"><text:span text:style-name="Strong_20_Emphasis">Implementation Overhead</text:span> provides the most striking finding: Flutter requiring 119% more code for equivalent accessibility implementations. To put this in concrete terms, when a React Native accessibility feature requires 20 lines of implementation, the equivalent Flutter approach averages 44 lines. This isn't marginal difference - it's substantial impact on development velocity that compounds across applications with hundreds of components requiring accessibility implementation.</text:p>
      <text:p text:style-name="Text_20_body"><text:span text:style-name="Strong_20_Emphasis">Screen Reader Support</text:span> demonstrates React Native's superior assistive technology integration at 4.2/5 versus Flutter's 3.8/5. Beyond the numeric difference, this reflects more consistent cross-platform behavior, particularly benefiting Android TalkBack users where Flutter shows more variable performance patterns.</text:p>
      <text:p text:style-name="Text_20_body"><text:span text:style-name="Strong_20_Emphasis">WCAG Compliance</text:span> reveals React Native achieving 92% AA compliance versus Flutter's 85%. This seven-percentage-point difference represents measurable accessibility features that function reliably in React Native but require workarounds or additional implementation complexity in Flutter, particularly in the Perceivable and Operable principles.</text:p>
      <text:p text:style-name="Text_20_body">The <text:span text:style-name="Strong_20_Emphasis">Critical Insights</text:span> transform these technical metrics into evidence-based decision-making guidance. <text:span text:style-name="Strong_20_Emphasis">Choose React Native</text:span> for rapid development cycles, teams with existing web accessibility experience, and projects with constrained timelines where implementation efficiency directly impacts feature delivery. React Native's property-based model aligns with web accessibility patterns, reducing learning curves for teams transitioning from web development.</text:p>
      <text:p text:style-name="Text_20_body"><text:span text:style-name="Strong_20_Emphasis">Choose Flutter</text:span> for complex custom component requirements, long-term maintenance teams, and applications requiring granular accessibility behavior control. Flutter's widget-based approach <text:soft-page-break/>provides more explicit semantic control, potentially justifying higher implementation overhead for teams that prioritize architectural clarity over implementation efficiency.</text:p>
      <text:p text:style-name="Text_20_body">This represents the first evidence-based framework selection guidance for accessibility-focused mobile development, replacing subjective assessment with systematic empirical analysis.</text:p>
      <text:p text:style-name="P3"/>
      <text:h text:style-name="P2" text:outline-level="2"><text:span text:style-name="Strong_20_Emphasis">Slide 17: "Research impact and conclusions"</text:span> (2 minutes)</text:h>
      <text:p text:style-name="Text_20_body">This research establishes four fundamental contributions that advance both academic understanding and industry practice in mobile accessibility implementation, while providing definitive empirical answers to our core research questions.</text:p>
      <text:p text:style-name="Text_20_body"><text:span text:style-name="Strong_20_Emphasis">Key Contributions</text:span> demonstrate the scope of advancement this research represents. The <text:span text:style-name="Strong_20_Emphasis">extended research framework</text:span> transitions from Budai's Flutter-specific qualitative analysis to comprehensive quantitative cross-framework evaluation, providing the field's first systematic comparative methodology. Future researchers can build upon established metrics rather than developing ad-hoc evaluation approaches.</text:p>
      <text:p text:style-name="Text_20_body">The <text:span text:style-name="Strong_20_Emphasis">first quantitative framework for mobile accessibility cost assessment</text:span> transforms project planning from estimation to empirical data. Our formal metrics - IMO, SRSS, WCR, CIF, DTE - enable resource allocation with measurable complexity factors rather than unknown cost variables.</text:p>
      <text:p text:style-name="Text_20_body">The <text:span text:style-name="Strong_20_Emphasis">45% implementation overhead reduction with React Native</text:span> represents systematic measurement across multiple component categories, providing concrete guidance for framework selection when accessibility implementation efficiency is prioritized.</text:p>
      <text:p text:style-name="Text_20_body">Most importantly, the <text:span text:style-name="Strong_20_Emphasis">systematic methodology bridging WCAG theory to mobile practice</text:span> creates reusable analytical frameworks for ongoing evaluation as frameworks evolve and new platforms emerge.</text:p>
      <text:p text:style-name="Text_20_body"><text:span text:style-name="Strong_20_Emphasis">Research Answers</text:span> provide definitive empirical responses to our core questions. <text:span text:style-name="Strong_20_Emphasis">RQ1</text:span> establishes that neither framework is accessible by default, with React Native achieving 38% versus Flutter's 32% baseline accessibility. This definitively demonstrates that deliberate developer intervention is mandatory regardless of framework choice.</text:p>
      <text:p text:style-name="Text_20_body"><text:span text:style-name="Strong_20_Emphasis">RQ2</text:span> confirms both frameworks can achieve 100% WCAG compliance with proper implementation, validating technical feasibility while revealing different implementation approaches and complexity profiles.</text:p>
      <text:p text:style-name="Text_20_body"><text:span text:style-name="Strong_20_Emphasis">RQ3</text:span> quantifies that React Native requires 45% less code for equivalent accessibility implementations, providing empirical foundation for development planning and framework selection decisions.</text:p>
      <text:p text:style-name="Text_20_body">These contributions collectively transform accessibility from an unknown cost variable into a measurable, plannable development component. The era of framework selection based on subjective assessment or treating accessibility as an unknowable project risk has ended. We now possess systematic analytical tools for evidence-based decision-making in accessibility-focused mobile development.</text:p>
      <text:p text:style-name="Text_20_body">This represents significant advancement for both academic research and industry practice in creating inclusive mobile applications through informed, data-driven development approach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8T09:56:31.503858100</meta:creation-date>
    <dc:date>2025-07-08T10:18:38.953734600</dc:date>
    <meta:editing-duration>PT6M6S</meta:editing-duration>
    <meta:editing-cycles>3</meta:editing-cycles>
    <meta:generator>LibreOffice/25.2.4.3$Windows_X86_64 LibreOffice_project/33e196637044ead23f5c3226cde09b47731f7e27</meta:generator>
    <meta:document-statistic meta:table-count="0" meta:image-count="0" meta:object-count="0" meta:page-count="12" meta:paragraph-count="130" meta:word-count="4749" meta:character-count="37939" meta:non-whitespace-character-count="33319"/>
  </office:meta>
</office:document-meta>
</file>